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5B6000046AA00003507DB1C6689859D02B4.svg" manifest:media-type="image/svg+xml"/>
  <manifest:file-entry manifest:full-path="Pictures/1000430F0000124400001C3991C603CDE292ADFC.svg" manifest:media-type="image/svg+xml"/>
  <manifest:file-entry manifest:full-path="Pictures/1000020100000200000002004AEF5FFA138C32C8.png" manifest:media-type="image/png"/>
  <manifest:file-entry manifest:full-path="Pictures/1000093200006E5A00006E5A9624BADC160B1325.svg" manifest:media-type="image/svg+xml"/>
  <manifest:file-entry manifest:full-path="Pictures/10000201000002AC00000201BC59FD8058CAA41B.png" manifest:media-type="image/png"/>
  <manifest:file-entry manifest:full-path="Pictures/10000201000002C3000002C371C08FCE75D29EEA.png" manifest:media-type="image/png"/>
  <manifest:file-entry manifest:full-path="Pictures/10000201000000B10000011135D383173656158B.png" manifest:media-type="image/png"/>
  <manifest:file-entry manifest:full-path="Pictures/10000201000000F30000012A3CBF946DC10490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objectwithoutfill">
      <style:graphic-properties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font-size="10pt"/>
    </style:style>
    <style:style style:name="P6" style:family="paragraph">
      <loext:graphic-properties draw:fill="none" draw:fill-color="#ffffff"/>
      <style:text-properties fo:font-size="10pt"/>
    </style:style>
    <style:style style:name="P7" style:family="paragraph">
      <loext:graphic-properties draw:fill="none" draw:fill-color="#ffffff"/>
      <style:paragraph-properties fo:text-align="center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246cm" svg:height="2.246cm" svg:x="1.9cm" svg:y="8.277cm">
          <draw:image xlink:href="Pictures/1000020100000200000002004AEF5FFA138C32C8.png" xlink:type="simple" xlink:show="embed" xlink:actuate="onLoad">
            <text:p/>
          </draw:image>
        </draw:frame>
        <draw:frame draw:style-name="gr1" draw:text-style-name="P1" draw:layer="layout" svg:width="2.2cm" svg:height="2.2cm" svg:x="1.9cm" svg:y="11.677cm">
          <draw:image xlink:href="Pictures/1000093200006E5A00006E5A9624BADC160B1325.svg" xlink:type="simple" xlink:show="embed" xlink:actuate="onLoad">
            <text:p/>
          </draw:image>
          <draw:image xlink:href="Pictures/10000201000002C3000002C371C08FCE75D29EEA.png" xlink:type="simple" xlink:show="embed" xlink:actuate="onLoad"/>
        </draw:frame>
        <draw:frame draw:style-name="gr1" draw:text-style-name="P1" draw:layer="layout" svg:width="0.326cm" svg:height="0.4cm" svg:x="2.346cm" svg:y="9.377cm">
          <draw:image xlink:href="Pictures/10000201000000F30000012A3CBF946DC104904E.png" xlink:type="simple" xlink:show="embed" xlink:actuate="onLoad">
            <text:p/>
          </draw:image>
        </draw:frame>
        <draw:frame draw:style-name="gr1" draw:text-style-name="P1" draw:layer="layout" svg:width="0.718cm" svg:height="0.881cm" svg:x="3.028cm" svg:y="8.996cm">
          <draw:image xlink:href="Pictures/10000201000000F30000012A3CBF946DC104904E.png" xlink:type="simple" xlink:show="embed" xlink:actuate="onLoad">
            <text:p/>
          </draw:image>
        </draw:frame>
        <draw:frame draw:style-name="gr1" draw:text-style-name="P1" draw:layer="layout" svg:width="1.941cm" svg:height="3cm" svg:x="4.759cm" svg:y="9.677cm">
          <draw:image xlink:href="Pictures/1000430F0000124400001C3991C603CDE292ADFC.svg" xlink:type="simple" xlink:show="embed" xlink:actuate="onLoad">
            <text:p/>
          </draw:image>
          <draw:image xlink:href="Pictures/10000201000000B10000011135D383173656158B.png" xlink:type="simple" xlink:show="embed" xlink:actuate="onLoad"/>
        </draw:frame>
        <draw:frame draw:name="cloud.svg" draw:style-name="gr1" draw:text-style-name="P1" draw:layer="layout" svg:width="3.4cm" svg:height="2.551cm" svg:x="7.6cm" svg:y="9.726cm">
          <draw:image xlink:href="Pictures/100005B6000046AA00003507DB1C6689859D02B4.svg" xlink:type="simple" xlink:show="embed" xlink:actuate="onLoad">
            <text:p/>
          </draw:image>
          <draw:image xlink:href="Pictures/10000201000002AC00000201BC59FD8058CAA41B.png" xlink:type="simple" xlink:show="embed" xlink:actuate="onLoad"/>
          <svg:title>internet</svg:title>
        </draw:frame>
        <draw:frame draw:style-name="gr1" draw:text-style-name="P1" draw:layer="layout" svg:width="0.664cm" svg:height="1.026cm" svg:x="10.7cm" svg:y="8.777cm">
          <draw:image xlink:href="Pictures/1000430F0000124400001C3991C603CDE292ADFC.svg" xlink:type="simple" xlink:show="embed" xlink:actuate="onLoad">
            <text:p/>
          </draw:image>
          <draw:image xlink:href="Pictures/10000201000000B10000011135D383173656158B.png" xlink:type="simple" xlink:show="embed" xlink:actuate="onLoad"/>
        </draw:frame>
        <draw:frame draw:style-name="gr1" draw:text-style-name="P1" draw:layer="layout" svg:width="0.664cm" svg:height="1.026cm" svg:x="10.836cm" svg:y="12.551cm">
          <draw:image xlink:href="Pictures/1000430F0000124400001C3991C603CDE292ADFC.svg" xlink:type="simple" xlink:show="embed" xlink:actuate="onLoad">
            <text:p/>
          </draw:image>
          <draw:image xlink:href="Pictures/10000201000000B10000011135D383173656158B.png" xlink:type="simple" xlink:show="embed" xlink:actuate="onLoad"/>
        </draw:frame>
        <draw:frame draw:style-name="gr1" draw:text-style-name="P1" draw:layer="layout" svg:width="0.664cm" svg:height="1.026cm" svg:x="11.636cm" svg:y="10.377cm">
          <draw:image xlink:href="Pictures/1000430F0000124400001C3991C603CDE292ADFC.svg" xlink:type="simple" xlink:show="embed" xlink:actuate="onLoad">
            <text:p/>
          </draw:image>
          <draw:image xlink:href="Pictures/10000201000000B10000011135D383173656158B.png" xlink:type="simple" xlink:show="embed" xlink:actuate="onLoad"/>
        </draw:frame>
        <draw:line draw:style-name="gr2" draw:text-style-name="P2" draw:layer="layout" svg:x1="4.146cm" svg:y1="9.877cm" svg:x2="4.546cm" svg:y2="10.277cm">
          <text:p/>
        </draw:line>
        <draw:line draw:style-name="gr2" draw:text-style-name="P2" draw:layer="layout" svg:x1="3.9cm" svg:y1="12.677cm" svg:x2="4.6cm" svg:y2="12.377cm">
          <text:p/>
        </draw:line>
        <draw:line draw:style-name="gr2" draw:text-style-name="P2" draw:layer="layout" svg:x1="7.3cm" svg:y1="10.977cm" svg:x2="7.6cm" svg:y2="10.977cm">
          <text:p/>
        </draw:line>
        <draw:line draw:style-name="gr2" draw:text-style-name="P2" draw:layer="layout" svg:x1="10.4cm" svg:y1="10.077cm" svg:x2="10.8cm" svg:y2="9.877cm">
          <text:p/>
        </draw:line>
        <draw:line draw:style-name="gr2" draw:text-style-name="P2" draw:layer="layout" svg:x1="11cm" svg:y1="10.977cm" svg:x2="11.4cm" svg:y2="10.977cm">
          <text:p/>
        </draw:line>
        <draw:line draw:style-name="gr2" draw:text-style-name="P2" draw:layer="layout" svg:x1="10.3cm" svg:y1="12.177cm" svg:x2="10.6cm" svg:y2="12.777cm">
          <text:p/>
        </draw:line>
        <draw:ellipse draw:style-name="gr3" draw:text-style-name="P3" draw:layer="layout" svg:width="2.8cm" svg:height="5.1cm" svg:x="4.3cm" svg:y="8.577cm" draw:kind="arc" draw:start-angle="258" draw:end-angle="257.23">
          <text:p/>
        </draw:ellipse>
        <draw:ellipse draw:style-name="gr3" draw:text-style-name="P3" draw:layer="layout" svg:width="6cm" svg:height="8.023cm" svg:x="1.5cm" svg:y="7.077cm" draw:kind="arc" draw:start-angle="297.42" draw:end-angle="296.33">
          <text:p/>
        </draw:ellipse>
        <draw:line draw:style-name="gr4" draw:text-style-name="P4" draw:layer="layout" svg:x1="6.3cm" svg:y1="13.5cm" svg:x2="7.4cm" svg:y2="14.4cm">
          <text:p/>
        </draw:line>
        <draw:line draw:style-name="gr4" draw:text-style-name="P4" draw:layer="layout" svg:x1="5.9cm" svg:y1="14.7cm" svg:x2="7.3cm" svg:y2="15.3cm">
          <text:p/>
        </draw:line>
        <draw:frame draw:style-name="gr5" draw:text-style-name="P6" draw:layer="layout" svg:width="2.094cm" svg:height="0.645cm" svg:x="7.406cm" svg:y="14.2cm">
          <draw:text-box>
            <text:p text:style-name="P5">Teilprojekt</text:p>
          </draw:text-box>
        </draw:frame>
        <draw:frame draw:style-name="gr5" draw:text-style-name="P6" draw:layer="layout" svg:width="2.805cm" svg:height="0.645cm" svg:x="7.3cm" svg:y="15cm">
          <draw:text-box>
            <text:p text:style-name="P5">Gesamtprojekt</text:p>
          </draw:text-box>
        </draw:frame>
        <draw:frame draw:style-name="gr5" draw:text-style-name="P6" draw:layer="layout" svg:width="1.302cm" svg:height="0.645cm" svg:x="2.298cm" svg:y="10.8cm">
          <draw:text-box>
            <text:p text:style-name="P5">Apps</text:p>
          </draw:text-box>
        </draw:frame>
        <draw:frame draw:style-name="gr5" draw:text-style-name="P6" draw:layer="layout" svg:width="1.535cm" svg:height="0.645cm" svg:x="4.965cm" svg:y="9.1cm">
          <draw:text-box>
            <text:p text:style-name="P5">Server</text:p>
          </draw:text-box>
        </draw:frame>
        <draw:frame draw:style-name="gr5" draw:text-style-name="P6" draw:layer="layout" svg:width="3.876cm" svg:height="0.645cm" svg:x="9.324cm" svg:y="7.8cm">
          <draw:text-box>
            <text:p text:style-name="P5">Externe Datendienste</text:p>
          </draw:text-box>
        </draw:frame>
        <draw:line draw:style-name="gr4" draw:text-style-name="P7" draw:layer="layout" svg:x1="7.3cm" svg:y1="11.3cm" svg:x2="7.7cm" svg:y2="11.3cm">
          <text:p/>
        </draw:line>
        <draw:line draw:style-name="gr4" draw:text-style-name="P7" draw:layer="layout" svg:x1="7.3cm" svg:y1="11.6cm" svg:x2="7.8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2T19:15:01.146000000</meta:creation-date>
    <dc:date>2016-07-12T20:18:11.085000000</dc:date>
    <meta:editing-duration>PT22M46S</meta:editing-duration>
    <meta:editing-cycles>4</meta:editing-cycles>
    <meta:generator>LibreOffice/5.1.4.2$Windows_X86_64 LibreOffice_project/f99d75f39f1c57ebdd7ffc5f42867c12031db97a</meta:generator>
    <meta:document-statistic meta:object-count="26"/>
  </office:meta>
</office:document-meta>
</file>